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000000200B92BD7962DEF4FC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.212cm" fo:margin-bottom="0cm" loext:contextual-spacing="false"/>
    </style:style>
    <style:style style:name="P2" style:family="paragraph" style:parent-style-name="Header">
      <style:paragraph-properties fo:margin-top="0.212cm" fo:margin-bottom="0cm" loext:contextual-spacing="false" fo:line-height="100%"/>
    </style:style>
    <style:style style:name="P3" style:family="paragraph" style:parent-style-name="PieDiPagina">
      <loext:graphic-properties draw:fill="solid" draw:fill-color="#2ecc71"/>
      <style:paragraph-properties fo:background-color="#2ecc7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List_20_Bullet">
      <style:paragraph-properties fo:margin-left="0.635cm" fo:margin-right="0cm" fo:text-indent="-0.635cm" style:auto-text-indent="false"/>
    </style:style>
    <style:style style:name="P6" style:family="paragraph" style:parent-style-name="List_20_Bullet">
      <style:paragraph-properties fo:margin-left="0.635cm" fo:margin-right="0cm" fo:text-indent="-0.635cm" style:auto-text-indent="false"/>
      <style:text-properties officeooo:rsid="000d721f" officeooo:paragraph-rsid="000d721f"/>
    </style:style>
    <style:style style:name="P7" style:family="paragraph" style:parent-style-name="TOC_20_Heading">
      <loext:graphic-properties draw:fill="solid" draw:fill-color="#2ecc71"/>
      <style:paragraph-properties fo:margin-left="0.635cm" fo:margin-right="0cm" fo:text-indent="-0.635cm" style:auto-text-indent="false" fo:background-color="#2ecc71"/>
    </style:style>
    <style:style style:name="P8" style:family="paragraph" style:parent-style-name="TOC_20_Heading">
      <loext:graphic-properties draw:fill="solid" draw:fill-color="#2ecc71"/>
      <style:paragraph-properties fo:margin-left="0.635cm" fo:margin-right="0cm" fo:text-indent="-0.635cm" style:auto-text-indent="false" fo:background-color="#2ecc71"/>
      <style:text-properties officeooo:rsid="000d721f" officeooo:paragraph-rsid="000d721f"/>
    </style:style>
    <style:style style:name="P9" style:family="paragraph" style:parent-style-name="Heading_20_1">
      <loext:graphic-properties draw:fill="solid" draw:fill-color="#2ecc71"/>
      <style:paragraph-properties fo:margin-left="0.635cm" fo:margin-right="0cm" fo:text-indent="-0.635cm" style:auto-text-indent="false" fo:background-color="#2ecc71"/>
    </style:style>
    <style:style style:name="P10" style:family="paragraph" style:parent-style-name="Titolo3Verde">
      <style:paragraph-properties fo:margin-left="0.635cm" fo:margin-right="0cm" fo:text-indent="-0.635cm" style:auto-text-indent="false"/>
    </style:style>
    <style:style style:name="P11" style:family="paragraph" style:parent-style-name="Titolo3Verde">
      <style:paragraph-properties fo:margin-left="0.635cm" fo:margin-right="0cm" fo:text-indent="-0.635cm" style:auto-text-indent="false"/>
      <style:text-properties officeooo:rsid="000d721f" officeooo:paragraph-rsid="000d721f"/>
    </style:style>
    <style:style style:name="P12" style:family="paragraph" style:parent-style-name="List_20_Bullet">
      <style:paragraph-properties fo:margin-left="1cm" fo:margin-right="0cm" fo:margin-top="0.212cm" fo:margin-bottom="0cm" loext:contextual-spacing="false" fo:line-height="110%" fo:text-align="start" style:justify-single-word="false" fo:orphans="2" fo:widows="2" fo:text-indent="-0.9cm" style:auto-text-indent="false" style:writing-mode="lr-tb"/>
    </style:style>
    <style:style style:name="P13" style:family="paragraph" style:parent-style-name="List_20_Bullet">
      <style:paragraph-properties fo:margin-left="0cm" fo:margin-right="0cm" fo:text-indent="0cm" style:auto-text-indent="false"/>
    </style:style>
    <style:style style:name="P14" style:family="paragraph" style:parent-style-name="List_20_Bullet">
      <style:paragraph-properties fo:margin-left="0cm" fo:margin-right="0cm" fo:text-indent="0cm" style:auto-text-indent="false"/>
      <style:text-properties officeooo:paragraph-rsid="000e5379"/>
    </style:style>
    <style:style style:name="P15" style:family="paragraph" style:parent-style-name="List_20_Bullet">
      <style:paragraph-properties fo:margin-left="0cm" fo:margin-right="0cm" fo:text-indent="0cm" style:auto-text-indent="false"/>
      <style:text-properties officeooo:rsid="000d721f"/>
    </style:style>
    <style:style style:name="P16" style:family="paragraph" style:parent-style-name="List_20_Bullet">
      <style:paragraph-properties fo:margin-left="0cm" fo:margin-right="0cm" fo:text-indent="0cm" style:auto-text-indent="false"/>
      <style:text-properties officeooo:rsid="000d721f" officeooo:paragraph-rsid="000d721f"/>
    </style:style>
    <style:style style:name="P17" style:family="paragraph" style:parent-style-name="TOC_20_Heading">
      <loext:graphic-properties draw:fill="solid" draw:fill-color="#2ecc71"/>
      <style:paragraph-properties fo:margin-left="0cm" fo:margin-right="0cm" fo:text-indent="0cm" style:auto-text-indent="false" fo:background-color="#2ecc71"/>
      <style:text-properties officeooo:rsid="000d721f" officeooo:paragraph-rsid="000d721f"/>
    </style:style>
    <style:style style:name="P18" style:family="paragraph" style:parent-style-name="TOC_20_Heading">
      <loext:graphic-properties draw:fill="solid" draw:fill-color="#2ecc71"/>
      <style:paragraph-properties fo:margin-left="0cm" fo:margin-right="0cm" fo:text-indent="0cm" style:auto-text-indent="false" fo:background-color="#2ecc71"/>
      <style:text-properties officeooo:rsid="000e5379" officeooo:paragraph-rsid="000e5379"/>
    </style:style>
    <style:style style:name="P19" style:family="paragraph" style:parent-style-name="TOC_20_Heading">
      <loext:graphic-properties draw:fill="solid" draw:fill-color="#2ecc71"/>
      <style:paragraph-properties fo:background-color="#2ecc71"/>
    </style:style>
    <style:style style:name="P20" style:family="paragraph" style:parent-style-name="Heading_20_1">
      <loext:graphic-properties draw:fill="solid" draw:fill-color="#2ecc71"/>
      <style:paragraph-properties fo:background-color="#2ecc71"/>
    </style:style>
    <style:style style:name="P21" style:family="paragraph" style:parent-style-name="Contents_20_1">
      <style:paragraph-properties>
        <style:tab-stops>
          <style:tab-stop style:position="12.543cm" style:type="right" style:leader-style="dotted" style:leader-text="."/>
        </style:tab-stops>
      </style:paragraph-properties>
    </style:style>
    <style:style style:name="P22" style:family="paragraph" style:parent-style-name="Titolo_20_Contatto">
      <style:text-properties style:language-complex="it" style:country-complex="IT"/>
    </style:style>
    <style:style style:name="P23" style:family="paragraph" style:parent-style-name="List_20_Bullet" style:list-style-name="WWNum1"/>
    <style:style style:name="P24" style:family="paragraph" style:parent-style-name="List_20_Bullet">
      <style:paragraph-properties fo:margin-left="0cm" fo:margin-right="0cm" fo:text-indent="0cm" style:auto-text-indent="false"/>
      <style:text-properties officeooo:rsid="000d721f" officeooo:paragraph-rsid="000d721f" style:language-asian="it" style:country-asian="IT" text:display="true"/>
    </style:style>
    <style:style style:name="P25" style:family="paragraph" style:parent-style-name="List_20_Bullet">
      <style:paragraph-properties fo:margin-left="0cm" fo:margin-right="0cm" fo:text-indent="0cm" style:auto-text-indent="false"/>
      <style:text-properties officeooo:rsid="000e5379" officeooo:paragraph-rsid="000e5379"/>
    </style:style>
    <style:style style:name="P26" style:family="paragraph" style:parent-style-name="Title" style:master-page-name="First_20_Page">
      <style:paragraph-properties fo:margin-left="0cm" fo:margin-right="-3.429cm" fo:margin-top="9.525cm" fo:margin-bottom="5.997cm" loext:contextual-spacing="true" fo:text-indent="0cm" style:auto-text-indent="false" style:page-number="auto"/>
    </style:style>
    <style:style style:name="P27" style:family="paragraph" style:parent-style-name="Contents_20_1">
      <style:paragraph-properties>
        <style:tab-stops>
          <style:tab-stop style:position="12.543cm" style:type="right" style:leader-style="dotted" style:leader-text="."/>
        </style:tab-stops>
      </style:paragraph-properties>
      <style:text-properties style:language-asian="it" style:country-asian="IT" text:display="tru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officeooo:rsid="000e67b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7cm" fo:margin-right="0.37cm" fo:margin-top="0cm" fo:margin-bottom="4.955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ssaforte 2.0</text:p>
      <text:p text:style-name="P22">Di</text:p>
      <text:p text:style-name="Informazioni_20_di_20_contatto">Piscitelli Federico</text:p>
      <text:p text:style-name="Informazioni_20_di_20_contatto">Leggio Giuseppe</text:p>
      <text:p text:style-name="Informazioni_20_di_20_contatto">Perego Daniele</text:p>
      <text:p text:style-name="Informazioni_20_di_20_contatto">Rosselli Mattia</text:p>
      <text:p text:style-name="P19"><text:soft-page-break/>Sommari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Toc480355610" text:style-name="Index_20_Link" text:visited-style-name="Index_20_Link"><text:span text:style-name="Index_20_Link"><text:span text:style-name="T1">Introduzione<text:tab/></text:span></text:span></text:a><text:span text:style-name="Index_20_Link"><text:span text:style-name="T1">2</text:span></text:span></text:p>
          <text:p text:style-name="P27">Obiettivi<text:tab/>3</text:p>
          <text:p text:style-name="P27">Strumenti<text:tab/>5</text:p>
          <text:p text:style-name="P27">Metodologia e Sviluppo<text:tab/>6</text:p>
          <text:p text:style-name="P27">BetaTest<text:tab/>7</text:p>
          <text:p text:style-name="P27">Funzionamento<text:tab/>8</text:p>
          <text:p text:style-name="P27">Ringraziamenti<text:tab/>9</text:p>
          <text:p text:style-name="P4"/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Standard"/>
      <text:h text:style-name="P20" text:outline-level="1"><text:bookmark text:name="_Toc480355610"/>Introduzione</text:h>
      <text:p text:style-name="List_20_Bullet"/>
      <text:p text:style-name="List_20_Bullet"/>
      <text:p text:style-name="Titolo3Verde">L’ idea</text:p>
      <text:p text:style-name="List_20_Bullet">L’ idea di creare una cassaforte smart è nata dall’ esigenza di creare un prodotto innovativo non ancora presente sul mercato. <text:s/>Un altro aspetto che ci ha spinto alla realizzazione di questo progetto è la possibilità di estendere il meccanismo di sicurezza ad altri ambiti, come ad esempio in quello della domotica.</text:p>
      <text:p text:style-name="List_20_Bullet"/>
      <text:p text:style-name="Titolo3Verde">Quali funzioni offre</text:p>
      <text:p text:style-name="List_20_Bullet">Oltre ad essere una normale cassaforte, il nostro prototipo offre diverse funzionalità che rappresentano sicuramente delle innovazioni nel campo della sicurezza. Prime fra tutte:</text:p>
      <text:list xml:id="list6495932803774577594" text:style-name="WWNum1">
        <text:list-item>
          <text:p text:style-name="P23">Sensore di impronte digitali</text:p>
        </text:list-item>
        <text:list-item>
          <text:p text:style-name="P23">Applicazione android </text:p>
        </text:list-item>
        <text:list-item>
          <text:p text:style-name="P23">Comunicazione bluetooth</text:p>
        </text:list-item>
        <text:list-item>
          <text:p text:style-name="P23">Registrazione accessi con possibilità di consultazione tramite app</text:p>
        </text:list-item>
      </text:list>
      <text:p text:style-name="P5"/>
      <text:p text:style-name="P5"><text:bookmark text:name="_GoBack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9" text:outline-level="1">Obiettivi</text:h>
      <text:p text:style-name="P5">La Cassaforte 2.0 si pone come obiettivo quello di creare un progetto sicuro, affidabile e intuitivo, con l’aggiunta di alcune funzioni “smart”.</text:p>
      <text:p text:style-name="P5"/>
      <text:p text:style-name="P5"/>
      <text:p text:style-name="P10">innovazione</text:p>
      <text:p text:style-name="P12">Questo progetto pone come primo obiettivo quello di trasformare un oggetto</text:p>
      <text:p text:style-name="P12">millenario in qualcosa di moderno, a passo con i tempi.</text:p>
      <text:p text:style-name="P12">Il promo passo per la modernizzazione della cassa forte avviene tramite </text:p>
      <text:p text:style-name="P12">l’aggiunta di un sensore di rilevamento di impronta digitale, ormai un must</text:p>
      <text:p text:style-name="P12">per la gestione della sicurezza.</text:p>
      <text:p text:style-name="P12">Per rendere ancora più all’avanguardia questo progetto ci si è chiesto: </text:p>
      <text:p text:style-name="P12">Quale oggetto oggi rappresenta l’innovazione?</text:p>
      <text:p text:style-name="P12"><text:s/>E subito è saltato all’occhio lo Smartphone.</text:p>
      <text:p text:style-name="P12">Il modo migliore per combinare questi due mondi è stato quello di creare un</text:p>
      <text:p text:style-name="P12">applicazione dedicata, atta alla gestione della cassaforte stessa.</text:p>
      <text:p text:style-name="P12">Nonostante lo Smarphone sia alla portata di tutti, la cassaforte svolge la sua </text:p>
      <text:p text:style-name="P12">normale funzione di custodia anche senza l’obbligo di utilizzo di quest’ultima,</text:p>
      <text:p text:style-name="P12">rendendo l’utilizzo possibile a tutti, grandi e piccoli, ampliando così il </text:p>
      <text:p text:style-name="P12">range di persone raggiungibili nel mercato.</text:p>
      <text:p text:style-name="P12"/>
      <text:p text:style-name="P5"/>
      <text:p text:style-name="P10">Sicurezza</text:p>
      <text:p text:style-name="P5">Uno degli obiettivi fondamentali della cassaforte 2.0 è quello di garantire una sicurezza costante ed efficiente.</text:p>
      <text:p text:style-name="P5">Per fare ciò il prototipo propone due livelli di sicurezza:<text:line-break/>1) Tastierino numerico,</text:p>
      <text:p text:style-name="P5"><text:tab/>2) Rilevatore di impronta.</text:p>
      <text:p text:style-name="P5">Proprio grazie a questo doppio livello di sicurezza, anche scoperto il codice di</text:p>
      <text:p text:style-name="P5"><text:s/>apertura, risulta pressochè impossibile l’apertura in maniera fraudolenta della</text:p>
      <text:p text:style-name="P5"><text:s/>cassaforte.</text:p>
      <text:p text:style-name="P5"/>
      <text:p text:style-name="P13"/>
      <text:p text:style-name="P13"><text:soft-page-break/></text:p>
      <text:p text:style-name="P13"/>
      <text:p text:style-name="P13"/>
      <text:h text:style-name="P9" text:outline-level="1">strumenti</text:h>
      <text:p text:style-name="P5">La cassaforte 2.0 utilizza la tecnologia Arduino che permette una completa adattabilià data dalla possibilità di poter compilare il codice in base alle necessità del cliente, dando la possibilità di aggiungere o modificare la varia componentistica.</text:p>
      <text:p text:style-name="P5"/>
      <text:p text:style-name="P5"/>
      <text:p text:style-name="P5"/>
      <text:p text:style-name="P10">Strumenti utilizzati</text:p>
      <text:p text:style-name="P5">- Arduino mega (modello) e componentistica reperibile in rete. Si è optato per il mega data la sua migliore capacità di calcolo e la possibilità di inserimento di più pin.</text:p>
      <text:p text:style-name="P5">- Cassaforte in legno per simulare un reale caso d’uso.</text:p>
      <text:p text:style-name="P5">- Android studio e Arduino come ambienti di sviluppo per la programmazione.</text:p>
      <text:p text:style-name="P5">- Librerie reperibili in internet ed adattate al caso d’uso specifico per permettere la comunicazione e la realizzazione di servizi mirati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Metodologia e sviluppo</text:p>
      <text:p text:style-name="P6">Essendoci due ambienti di sviluppo differenti si è optato per la divisione del </text:p>
      <text:p text:style-name="P6">team in due rami.</text:p>
      <text:p text:style-name="P6">Il primo gruppo, composta da Leggio e Piscitelli si è impegnato nello programmazione e nello sviluppo dell’applicazione android.</text:p>
      <text:p text:style-name="P6">Il secondo gruppo, composta a sua volta da Perego e Rosselli ha avuto come </text:p>
      <text:p text:style-name="P6">incarico quello collegare i vari hardware ad Arduino e in un secondo momento</text:p>
      <text:p text:style-name="P6">di programmarne le funzionalità.</text:p>
      <text:p text:style-name="P6"/>
      <text:p text:style-name="P6"/>
      <text:p text:style-name="P11">Android studio</text:p>
      <text:p text:style-name="P5"/>
      <text:p text:style-name="P6">Da definire </text:p>
      <text:p text:style-name="P5"/>
      <text:p text:style-name="P5"/>
      <text:p text:style-name="P11">arduino</text:p>
      <text:p text:style-name="P15"/>
      <text:p text:style-name="P16">da definire</text:p>
      <text:p text:style-name="P16"/>
      <text:p text:style-name="P16"/>
      <text:p text:style-name="P11">comunicazione</text:p>
      <text:p text:style-name="P16">da definir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beta tes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17"><text:soft-page-break/>funzionament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ringraziamenti</text:p>
      <text:p text:style-name="P14"/>
      <text:p text:style-name="P25">Il progetto ci ha portato via molto tempo negli ultimi mesi, e nonostante i nostri sforzi continui ci sono persone esterne al nostro gruppo che ci hanno sostenuto ed aiutato nella realizzazione di questo prototipo.<text:line-break/>In primo luogo vogliamo ringraziare Perego <text:span text:style-name="T2">Attilio</text:span> <text:s/>per il tempo dedicatoci per la realizzazione della cassaforte in legno. <text:line-break/>Vogliamo anche ringraziare il professore Giuseppe Comparin e Luca De Simone per l’impegno e l’attenzione nel seguire passo dopo passo il nostro progetto, partendo da una semplice idea fino alla realizzazione del prototipo completo.<text:line-break/>Ringraziamo anche Giovanni Breviario e Matteo Longhi per essere sempre stati disponibili ed esaurienti nelle domande a loro poste inerenti a parti del progetto.<text:line-break/>Ringraziamo anche le nostre famiglie per averci sostenuto e supportato in tutto il nostro percorso scolastico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it" fo:country="IT" style:letter-kerning="true" style:font-name-asian="Segoe UI1" style:font-size-asian="10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it" fo:country="IT" style:letter-kerning="true" style:font-name-asian="Segoe UI1" style:font-size-asian="10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line-height="11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1pt" fo:language="it" fo:country="IT" style:font-name-asian="Segoe UI1" style:font-family-asian="'Segoe UI'" style:font-family-generic-asian="system" style:font-pitch-asian="variable" style:font-size-asian="11pt" style:language-asian="ja" style:country-asian="JP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2ecc71"/>
      <style:paragraph-properties fo:margin-top="0.564cm" fo:margin-bottom="0cm" loext:contextual-spacing="true" fo:line-height="100%" fo:keep-together="always" fo:background-color="#2ecc71" fo:padding="0.141cm" fo:border="0.26pt solid #2ecc71" fo:keep-with-next="always"/>
      <style:text-properties fo:text-transform="uppercase" fo:color="#ffffff" style:font-name="Arial" fo:font-family="Arial" style:font-family-generic="roman" style:font-pitch="variable" fo:font-weight="bold" style:font-name-asian="Segoe UI1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1d7e0"/>
      <style:paragraph-properties fo:margin-top="0.353cm" fo:margin-bottom="0.353cm" loext:contextual-spacing="true" fo:line-height="100%" fo:keep-together="always" fo:background-color="#f1d7e0" fo:padding="0.141cm" fo:border="0.26pt solid #f1d7e0" fo:keep-with-next="always"/>
      <style:text-properties fo:text-transform="upperca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.106cm" loext:contextual-spacing="true" fo:line-height="100%" fo:keep-together="always" fo:padding-left="0.141cm" fo:padding-right="0cm" fo:padding-top="0.035cm" fo:padding-bottom="0cm" fo:border-left="0.99pt solid #f1d7e0" fo:border-right="none" fo:border-top="0.99pt solid #f1d7e0" fo:border-bottom="none" fo:keep-with-next="always"/>
      <style:text-properties fo:text-transform="uppercase" fo:color="#000000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Arial" fo:font-family="Arial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Arial" fo:font-family="Arial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default-outline-level="" style:class="chapter">
      <style:paragraph-properties fo:margin-left="8.89cm" fo:margin-right="-3.429cm" fo:margin-top="9.525cm" fo:margin-bottom="5.997cm" loext:contextual-spacing="true" fo:line-height="100%" fo:text-indent="0cm" style:auto-text-indent="false"/>
      <style:text-properties style:font-name="Arial" fo:font-family="Arial" style:font-family-generic="roman" style:font-pitch="variable" fo:font-size="36pt" style:font-name-asian="Segoe UI1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Informazioni_20_di_20_contatto" style:display-name="Informazioni di contatto" style:family="paragraph" style:parent-style-name="Standard" style:default-outline-level="">
      <style:paragraph-properties fo:margin-left="8.89cm" fo:margin-right="-3.429cm" fo:margin-top="0cm" fo:margin-bottom="0cm" loext:contextual-spacing="false" fo:line-height="125%" fo:text-indent="0cm" style:auto-text-indent="false"/>
      <style:text-properties fo:font-size="14pt" style:font-size-asian="14pt" style:font-size-complex="14pt"/>
    </style:style>
    <style:style style:name="Header" style:family="paragraph" style:parent-style-name="Standard" style:default-outline-level="" style:class="extra">
      <style:paragraph-properties fo:line-height="100%"/>
    </style:style>
    <style:style style:name="Footer" style:family="paragraph" style:parent-style-name="Standard" style:default-outline-level="" style:class="extra">
      <loext:graphic-properties draw:fill="solid" draw:fill-color="#946204"/>
      <style:paragraph-properties fo:margin-left="-1.016cm" fo:margin-right="12.954cm" fo:margin-top="0cm" fo:margin-bottom="0cm" loext:contextual-spacing="false" fo:line-height="100%" fo:text-align="center" style:justify-single-word="false" fo:text-indent="0cm" style:auto-text-indent="false" fo:background-color="#946204" fo:padding-left="0.141cm" fo:padding-right="0.141cm" fo:padding-top="0.176cm" fo:padding-bottom="0.176cm" fo:border="0.51pt solid #946204"/>
      <style:text-properties fo:color="#ffffff" fo:font-size="14pt" fo:font-weight="bold" style:font-size-asian="14pt" style:font-weight-asian="bold"/>
    </style:style>
    <style:style style:name="List_20_Bullet" style:display-name="List Bullet" style:family="paragraph" style:parent-style-name="Standard" style:default-outline-level="">
      <style:text-properties fo:color="#505050"/>
    </style:style>
    <style:style style:name="TOC_20_Heading" style:display-name="TOC Heading" style:family="paragraph" style:parent-style-name="Heading_20_1" style:default-outline-level="">
      <loext:graphic-properties draw:fill="solid" draw:fill-color="#2ecc71"/>
      <style:paragraph-properties fo:margin-top="0.423cm" fo:margin-bottom="0cm" loext:contextual-spacing="true" fo:background-color="#2ecc71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505050" fo:font-style="italic" style:font-style-asian="italic" style:font-size-complex="9pt" style:font-style-complex="italic"/>
    </style:style>
    <style:style style:name="Titolo_20_Contatto" style:display-name="Titolo Contatto" style:family="paragraph" style:parent-style-name="Standard" style:default-outline-level="">
      <loext:graphic-properties draw:fill="solid" draw:fill-color="#2ecc71"/>
      <style:paragraph-properties fo:margin-left="8.89cm" fo:margin-right="3.175cm" fo:margin-top="0cm" fo:margin-bottom="0.847cm" loext:contextual-spacing="false" fo:line-height="125%" fo:text-indent="0cm" style:auto-text-indent="false" fo:background-color="#2ecc71" fo:padding-left="0.141cm" fo:padding-right="0.141cm" fo:padding-top="0.176cm" fo:padding-bottom="0.176cm" fo:border="0.51pt solid #2ecc71"/>
      <style:text-properties fo:color="#ffffff" fo:font-size="14pt" style:font-size-asian="14pt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Arial" fo:font-family="Arial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0000a" style:font-name="Consolas" fo:font-family="Consolas" style:font-family-generic="roman" style:font-pitch="variable" fo:font-size="11pt" fo:language="it" fo:country="IT" style:font-name-asian="Segoe UI1" style:font-family-asian="'Segoe UI'" style:font-family-generic-asian="system" style:font-pitch-asian="variable" style:font-size-asian="11pt" style:language-asian="ja" style:country-asian="JP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Stile1" style:family="paragraph" style:parent-style-name="Footer" style:default-outline-level="">
      <loext:graphic-properties draw:fill="solid" draw:fill-color="#946204"/>
      <style:paragraph-properties fo:margin-left="-1.016cm" fo:margin-right="12.801cm" fo:text-indent="0cm" style:auto-text-indent="false" fo:background-color="#946204"/>
    </style:style>
    <style:style style:name="Stile11" style:family="paragraph" style:parent-style-name="Footer" style:next-style-name="Stile1" style:default-outline-level="">
      <loext:graphic-properties draw:fill="solid" draw:fill-color="#946204"/>
      <style:paragraph-properties fo:margin-left="-1.016cm" fo:margin-right="12.801cm" fo:text-indent="0cm" style:auto-text-indent="false" fo:background-color="#946204"/>
    </style:style>
    <style:style style:name="PieDiPagina" style:family="paragraph" style:parent-style-name="Footer" style:default-outline-level="">
      <loext:graphic-properties draw:fill="solid" draw:fill-color="#2ecc71"/>
      <style:paragraph-properties fo:margin-left="-1.016cm" fo:margin-right="12.801cm" fo:text-indent="0cm" style:auto-text-indent="false" fo:background-color="#2ecc71" fo:padding-left="0.141cm" fo:padding-right="0.141cm" fo:padding-top="0.176cm" fo:padding-bottom="0.176cm" fo:border="0.51pt solid #2ecc71"/>
      <style:text-properties style:language-complex="it" style:country-complex="I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.212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.212cm" fo:margin-bottom="0.176cm" loext:contextual-spacing="false" fo:text-indent="0cm" style:auto-text-indent="false"/>
    </style:style>
    <style:style style:name="Titolo3Verde" style:family="paragraph" style:parent-style-name="List_20_Bullet" style:default-outline-level="">
      <style:paragraph-properties fo:padding-left="0.141cm" fo:padding-right="0cm" fo:padding-top="0.035cm" fo:padding-bottom="0cm" fo:border-left="0.99pt solid #2ecc71" fo:border-right="none" fo:border-top="0.99pt solid #2ecc71" fo:border-bottom="none"/>
      <style:text-properties fo:text-transform="uppercase" fo:color="#000000" fo:font-style="italic" style:font-style-asian="italic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404040"/>
    </style:style>
    <style:style style:name="Titolo_20_Carattere" style:display-name="Titolo Carattere" style:family="text" style:parent-style-name="Default_20_Paragraph_20_Font">
      <style:text-properties style:font-name="Arial" fo:font-family="Arial" style:font-family-generic="roman" style:font-pitch="variable" fo:font-size="36pt" style:font-name-asian="Segoe UI1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>
      <style:text-properties fo:color="#ffffff" fo:font-size="14pt" fo:background-color="#946204" style:font-size-asian="14pt"/>
    </style:style>
    <style:style style:name="Titolo_20_1_20_Carattere" style:display-name="Titolo 1 Carattere" style:family="text" style:parent-style-name="Default_20_Paragraph_20_Font">
      <style:text-properties fo:text-transform="uppercase" fo:color="#ffffff" style:font-name="Arial" fo:font-family="Arial" style:font-family-generic="roman" style:font-pitch="variable" fo:background-color="#2ecc71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2_20_Carattere" style:display-name="Titolo 2 Carattere" style:family="text" style:parent-style-name="Default_20_Paragraph_20_Font">
      <style:text-properties fo:text-transform="uppercase" fo:background-color="#f1d7e0"/>
    </style:style>
    <style:style style:name="Titolo_20_3_20_Carattere" style:display-name="Titolo 3 Carattere" style:family="text" style:parent-style-name="Default_20_Paragraph_20_Font">
      <style:text-properties fo:text-transform="uppercase" fo:color="#000000"/>
    </style:style>
    <style:style style:name="Titolo_20_8_20_Carattere" style:display-name="Titolo 8 Carattere" style:family="text" style:parent-style-name="Default_20_Paragraph_20_Font">
      <style:text-properties fo:color="#272727" style:font-name="Arial" fo:font-family="Arial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272727" style:font-name="Arial" fo:font-family="Arial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Corpo_20_del_20_testo_20_3_20_Carattere" style:display-name="Corpo del testo 3 Carattere" style:family="text" style:parent-style-name="Default_20_Paragraph_20_Font">
      <style:text-properties style:font-size-complex="8pt"/>
    </style:style>
    <style:style style:name="Rientro_20_corpo_20_del_20_testo_20_3_20_Carattere" style:display-name="Rientro corpo del testo 3 Carattere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Testo_20_commento_20_Carattere" style:display-name="Testo commento Carattere" style:family="text" style:parent-style-name="Default_20_Paragraph_20_Font">
      <style:text-properties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weight="bold" style:font-weight-asian="bold" style:font-size-complex="10pt" style:font-weight-complex="bold"/>
    </style:style>
    <style:style style:name="Mappa_20_documento_20_Carattere" style:display-name="Mappa documento Carattere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Testo_20_nota_20_di_20_chiusura_20_Carattere" style:display-name="Testo nota di chiusura Carattere" style:family="text" style:parent-style-name="Default_20_Paragraph_20_Font">
      <style:text-properties style:font-size-complex="10pt"/>
    </style:style>
    <style:style style:name="Testo_20_nota_20_a_20_piè_20_di_20_pagina_20_Carattere" style:display-name="Testo nota a piè di pagina Carattere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eformattato_20_HTML_20_Carattere" style:display-name="Preformattato HTML Carattere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sto_20_macro_20_Carattere" style:display-name="Testo macro Carattere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Testo_20_normale_20_Carattere" style:display-name="Testo normale Carattere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Internet_20_link" style:display-name="Internet link" style:family="text" style:parent-style-name="Default_20_Paragraph_20_Font">
      <style:text-properties fo:color="#5a1e34" style:text-underline-style="solid" style:text-underline-width="auto" style:text-underline-color="font-color"/>
    </style:style>
    <style:style style:name="PieDiPagina_20_Carattere" style:display-name="PieDiPagina Carattere" style:family="text" style:parent-style-name="Piè_20_di_20_pagina_20_Carattere">
      <style:text-properties fo:color="#ffffff" fo:font-size="14pt" fo:background-color="#2ecc71" style:font-size-asian="14pt" style:language-complex="it" style:country-complex="IT"/>
    </style:style>
    <style:style style:name="Punto_20_elenco_20_Carattere" style:display-name="Punto elenco Carattere" style:family="text" style:parent-style-name="Default_20_Paragraph_20_Font">
      <style:text-properties fo:color="#505050"/>
    </style:style>
    <style:style style:name="Titolo3Verde_20_Carattere" style:display-name="Titolo3Verde Carattere" style:family="text" style:parent-style-name="Punto_20_elenco_20_Carattere">
      <style:text-properties fo:text-transform="uppercase" fo:color="#000000" fo:font-style="italic" style:font-style-asian="italic"/>
    </style:style>
    <style:style style:name="ListLabel_20_1" style:display-name="ListLabel 1" style:family="text">
      <style:text-properties fo:color="#5a1e34"/>
    </style:style>
    <style:style style:name="ListLabel_20_2" style:display-name="ListLabel 2" style:family="text">
      <style:text-properties fo:color="#5a1e34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12cm" fo:margin-bottom="0cm" loext:contextual-spacing="false" fo:line-height="100%"/>
    </style:style>
    <style:style style:name="MP2" style:family="paragraph" style:parent-style-name="PieDiPagina">
      <loext:graphic-properties draw:fill="solid" draw:fill-color="#2ecc71"/>
      <style:paragraph-properties fo:background-color="#2ecc71"/>
    </style:style>
    <style:style style:name="MP3" style:family="paragraph" style:parent-style-name="Header">
      <style:paragraph-properties fo:margin-top="0.212cm" fo:margin-bottom="0cm" loext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7cm" fo:margin-right="0.37cm" fo:margin-top="0cm" fo:margin-bottom="4.955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58cm" fo:margin-bottom="1.058cm" fo:margin-left="5.398cm" fo:margin-right="0cm" fo:border="0.99pt solid #00000a" fo:padding-top="0.176cm" fo:padding-bottom="0.176cm" fo:padding-left="1.482cm" fo:padding-right="1.49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1.058cm" fo:margin-left="5.398cm" fo:margin-right="0cm" fo:border="0.99pt solid #00000a" fo:padding-top="0.176cm" fo:padding-bottom="2.078cm" fo:padding-left="1.482cm" fo:padding-right="1.49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MP3"><draw:frame text:anchor-type="paragraph" draw:z-index="0" draw:name="Immagine 3" draw:style-name="Mgr1" draw:text-style-name="MP4" svg:width="11.593cm" svg:height="12.565cm" svg:x="-3.115cm" svg:y="2.434cm"><draw:image xlink:href="Pictures/100002010000020000000200B92BD7962DEF4FCE.png" xlink:type="simple" xlink:show="embed" xlink:actuate="onLoad"><text:p/></draw:image><svg:desc>Risultati immagini per safe icon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7:22:00</meta:creation-date>
    <meta:initial-creator>Federico Piscitelli</meta:initial-creator>
    <dc:language>it-IT</dc:language>
    <dc:date>2017-06-14T15:46:10.467000000</dc:date>
    <meta:editing-cycles>19</meta:editing-cycles>
    <meta:editing-duration>PT16H48M21S</meta:editing-duration>
    <meta:generator>LibreOffice/5.2.4.2$Windows_x86 LibreOffice_project/3d5603e1122f0f102b62521720ab13a38a4e0eb0</meta:generator>
    <meta:document-statistic meta:table-count="0" meta:image-count="0" meta:object-count="0" meta:page-count="9" meta:paragraph-count="72" meta:word-count="669" meta:character-count="4411" meta:non-whitespace-character-count="38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f03444177.dotx" xlink:href=""/>
  </office:meta>
</office:document-meta>
</file>